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6b5e9b" draw:opacity="99%" draw:textarea-horizontal-align="justify" draw:textarea-vertical-align="middle" draw:auto-grow-height="false" fo:min-height="1.02cm" fo:min-width="3.3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729fcf" draw:opacity="99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860d" draw:opacity="99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3838" draw:opacity="100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6b5e9b" draw:opacity="99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972f" draw:opacity="99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3838" draw:opacity="99%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P1" style:family="paragraph">
      <loext:graphic-properties draw:fill="solid" draw:fill-color="#6b5e9b" draw:opacity="99%"/>
      <style:paragraph-properties fo:text-align="center"/>
    </style:style>
    <style:style style:name="P2" style:family="paragraph">
      <loext:graphic-properties draw:fill="solid" draw:fill-color="#729fcf" draw:opacity="99%"/>
      <style:paragraph-properties fo:text-align="center"/>
    </style:style>
    <style:style style:name="P3" style:family="paragraph">
      <loext:graphic-properties draw:fill="solid" draw:fill-color="#ff860d" draw:opacity="99%"/>
      <style:paragraph-properties fo:text-align="center"/>
    </style:style>
    <style:style style:name="P4" style:family="paragraph">
      <loext:graphic-properties draw:fill="solid" draw:fill-color="#ff3838" draw:opacity="100%"/>
      <style:paragraph-properties fo:text-align="center"/>
    </style:style>
    <style:style style:name="P5" style:family="paragraph">
      <loext:graphic-properties draw:fill="solid" draw:fill-color="#ff972f" draw:opacity="99%"/>
      <style:paragraph-properties fo:text-align="center"/>
    </style:style>
    <style:style style:name="P6" style:family="paragraph">
      <loext:graphic-properties draw:fill="solid" draw:fill-color="#ff3838" draw:opacity="99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1.27cm" svg:y="3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5.08cm" svg:y="3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8.89cm" svg:y="3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27cm" svg:x="12.7cm" svg:y="3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27cm" svg:x="12.7cm" svg:y="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27cm" svg:x="8.89cm" svg:y="6.3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1.27cm" svg:x="5.08cm" svg:y="6.3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81cm" svg:height="1.27cm" svg:x="1.27cm" svg:y="6.31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667cm" svg:height="2.384cm" svg:x="10.33cm" svg:y="0.317cm">
          <draw:text-box>
            <text:p text:style-name="P7">Little end </text:p>
            <text:p text:style-name="P7">(smaller powers of 2)</text:p>
          </draw:text-box>
        </draw:frame>
        <draw:frame draw:style-name="gr8" draw:text-style-name="P10" draw:layer="layout" svg:width="6.35cm" svg:height="2.384cm" svg:x="0.952cm" svg:y="0.156cm">
          <draw:text-box>
            <text:p text:style-name="P9">Big end </text:p>
            <text:p text:style-name="P9">(larger powers of 2)</text:p>
          </draw:text-box>
        </draw:frame>
        <draw:frame draw:style-name="gr9" draw:text-style-name="P11" draw:layer="layout" svg:width="5.286cm" svg:height="0.962cm" svg:x="17.019cm" svg:y="3.392cm">
          <draw:text-box>
            <text:p>Big-endian 32-bit</text:p>
          </draw:text-box>
        </draw:frame>
        <draw:frame draw:style-name="gr9" draw:text-style-name="P11" draw:layer="layout" svg:width="5.709cm" svg:height="0.962cm" svg:x="16.987cm" svg:y="6.479cm">
          <draw:text-box>
            <text:p>Little-endian 32-bit</text:p>
          </draw:text-box>
        </draw:frame>
        <draw:line draw:style-name="gr10" draw:text-style-name="P12" draw:layer="layout" svg:x1="1.27cm" svg:y1="2.922cm" svg:x2="5.08cm" svg:y2="2.922cm">
          <text:p/>
        </draw:line>
        <draw:frame draw:style-name="gr9" draw:text-style-name="P11" draw:layer="layout" svg:width="2.051cm" svg:height="0.962cm" svg:x="2.146cm" svg:y="1.99cm">
          <draw:text-box>
            <text:p>8-bits</text:p>
          </draw:text-box>
        </draw:frame>
        <draw:frame draw:style-name="gr11" draw:text-style-name="P14" draw:layer="layout" svg:width="1.052cm" svg:height="0.806cm" svg:x="1.135cm" svg:y="3.832cm">
          <draw:text-box>
            <text:p text:style-name="P13"><text:span text:style-name="T1">31</text:span></text:p>
          </draw:text-box>
        </draw:frame>
        <draw:frame draw:style-name="gr11" draw:text-style-name="P14" draw:layer="layout" svg:width="1.052cm" svg:height="0.806cm" svg:x="4.872cm" svg:y="3.849cm">
          <draw:text-box>
            <text:p text:style-name="P13"><text:span text:style-name="T1">23</text:span></text:p>
          </draw:text-box>
        </draw:frame>
        <draw:frame draw:style-name="gr11" draw:text-style-name="P14" draw:layer="layout" svg:width="1.052cm" svg:height="0.806cm" svg:x="1.123cm" svg:y="6.898cm">
          <draw:text-box>
            <text:p text:style-name="P13"><text:span text:style-name="T1">7</text:span></text:p>
          </draw:text-box>
        </draw:frame>
        <draw:frame draw:style-name="gr11" draw:text-style-name="P14" draw:layer="layout" svg:width="1.052cm" svg:height="0.806cm" svg:x="4.478cm" svg:y="6.915cm">
          <draw:text-box>
            <text:p text:style-name="P13"><text:span text:style-name="T1">0</text:span></text:p>
          </draw:text-box>
        </draw:frame>
        <draw:frame draw:style-name="gr11" draw:text-style-name="P14" draw:layer="layout" svg:width="1.052cm" svg:height="0.806cm" svg:x="4.889cm" svg:y="6.917cm">
          <draw:text-box>
            <text:p text:style-name="P13"><text:span text:style-name="T1">15</text:span></text:p>
          </draw:text-box>
        </draw:frame>
        <draw:frame draw:style-name="gr11" draw:text-style-name="P14" draw:layer="layout" svg:width="1.052cm" svg:height="0.806cm" svg:x="8.738cm" svg:y="6.898cm">
          <draw:text-box>
            <text:p text:style-name="P13"><text:span text:style-name="T1">23</text:span></text:p>
          </draw:text-box>
        </draw:frame>
        <draw:frame draw:style-name="gr11" draw:text-style-name="P14" draw:layer="layout" svg:width="1.052cm" svg:height="0.806cm" svg:x="12.535cm" svg:y="6.895cm">
          <draw:text-box>
            <text:p text:style-name="P13"><text:span text:style-name="T1">31</text:span></text:p>
          </draw:text-box>
        </draw:frame>
        <draw:frame draw:style-name="gr11" draw:text-style-name="P14" draw:layer="layout" svg:width="1.052cm" svg:height="0.806cm" svg:x="4.172cm" svg:y="3.849cm">
          <draw:text-box>
            <text:p text:style-name="P13"><text:span text:style-name="T1">24</text:span></text:p>
          </draw:text-box>
        </draw:frame>
        <draw:frame draw:style-name="gr11" draw:text-style-name="P14" draw:layer="layout" svg:width="1.052cm" svg:height="0.806cm" svg:x="8.704cm" svg:y="3.861cm">
          <draw:text-box>
            <text:p text:style-name="P13"><text:span text:style-name="T1">15</text:span></text:p>
          </draw:text-box>
        </draw:frame>
        <draw:frame draw:style-name="gr11" draw:text-style-name="P14" draw:layer="layout" svg:width="1.052cm" svg:height="0.806cm" svg:x="8.002cm" svg:y="3.861cm">
          <draw:text-box>
            <text:p text:style-name="P13"><text:span text:style-name="T1">16</text:span></text:p>
          </draw:text-box>
        </draw:frame>
        <draw:frame draw:style-name="gr11" draw:text-style-name="P14" draw:layer="layout" svg:width="1.052cm" svg:height="0.806cm" svg:x="12.555cm" svg:y="3.844cm">
          <draw:text-box>
            <text:p text:style-name="P13"><text:span text:style-name="T1">7</text:span></text:p>
          </draw:text-box>
        </draw:frame>
        <draw:frame draw:style-name="gr11" draw:text-style-name="P14" draw:layer="layout" svg:width="1.052cm" svg:height="0.806cm" svg:x="12.055cm" svg:y="3.844cm">
          <draw:text-box>
            <text:p text:style-name="P13"><text:span text:style-name="T1">8</text:span></text:p>
          </draw:text-box>
        </draw:frame>
        <draw:frame draw:style-name="gr11" draw:text-style-name="P14" draw:layer="layout" svg:width="1.052cm" svg:height="0.806cm" svg:x="15.927cm" svg:y="3.861cm">
          <draw:text-box>
            <text:p text:style-name="P13"><text:span text:style-name="T1">0</text:span></text:p>
          </draw:text-box>
        </draw:frame>
        <draw:frame draw:style-name="gr11" draw:text-style-name="P14" draw:layer="layout" svg:width="1.052cm" svg:height="0.806cm" svg:x="8.261cm" svg:y="6.917cm">
          <draw:text-box>
            <text:p text:style-name="P13"><text:span text:style-name="T1">8</text:span></text:p>
          </draw:text-box>
        </draw:frame>
        <draw:frame draw:style-name="gr11" draw:text-style-name="P14" draw:layer="layout" svg:width="1.052cm" svg:height="0.806cm" svg:x="11.821cm" svg:y="6.898cm">
          <draw:text-box>
            <text:p text:style-name="P13"><text:span text:style-name="T1">1</text:span><text:span text:style-name="T1">6</text:span></text:p>
          </draw:text-box>
        </draw:frame>
        <draw:frame draw:style-name="gr11" draw:text-style-name="P14" draw:layer="layout" svg:width="1.052cm" svg:height="0.806cm" svg:x="15.635cm" svg:y="6.895cm">
          <draw:text-box>
            <text:p text:style-name="P13"><text:span text:style-name="T1">24</text:span></text:p>
          </draw:text-box>
        </draw:frame>
        <draw:frame draw:style-name="gr9" draw:text-style-name="P14" draw:layer="layout" svg:width="3.072cm" svg:height="0.806cm" svg:x="7.353cm" svg:y="4.527cm">
          <draw:text-box>
            <text:p><text:span text:style-name="T1">Bit position </text:span></text:p>
          </draw:text-box>
        </draw:frame>
        <draw:frame draw:style-name="gr9" draw:text-style-name="P14" draw:layer="layout" svg:width="3.072cm" svg:height="0.806cm" svg:x="7.353cm" svg:y="7.608cm">
          <draw:text-box>
            <text:p><text:span text:style-name="T1">Bit posit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Dimension_20_Lines"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3:06:14.104801423</meta:creation-date>
    <dc:date>2022-01-31T13:40:34.476844804</dc:date>
    <meta:editing-duration>PT23M38S</meta:editing-duration>
    <meta:editing-cycles>6</meta:editing-cycles>
    <meta:generator>LibreOffice/7.2.2.2$Linux_X86_64 LibreOffice_project/20$Build-2</meta:generator>
    <meta:document-statistic meta:object-count="32"/>
  </office:meta>
</office:document-meta>
</file>